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718_20_x_20_Sem_20_interação">
      <style:table-properties table:display="true" style:writing-mode="lr-tb"/>
    </style:style>
    <style:style style:name="ta2" style:family="table" style:master-page-name="PageStyle_5f_712_20_x_20_Sem_20_interação">
      <style:table-properties table:display="true" style:writing-mode="lr-tb"/>
    </style:style>
    <style:style style:name="ta3" style:family="table" style:master-page-name="PageStyle_5f_692_20_x_20_Sem_20_interação">
      <style:table-properties table:display="true" style:writing-mode="lr-tb"/>
    </style:style>
    <style:style style:name="ta4" style:family="table" style:master-page-name="PageStyle_5f_674_20_x_20_Sem_20_interação">
      <style:table-properties table:display="true" style:writing-mode="lr-tb"/>
    </style:style>
    <style:style style:name="ta5" style:family="table" style:master-page-name="PageStyle_5f_793_20_x_20_Sem_20_interação">
      <style:table-properties table:display="true" style:writing-mode="lr-tb"/>
    </style:style>
    <style:style style:name="ta6" style:family="table" style:master-page-name="PageStyle_5f_747_20_x_20_Sem_20_interação">
      <style:table-properties table:display="true" style:writing-mode="lr-tb"/>
    </style:style>
    <style:style style:name="ta7" style:family="table" style:master-page-name="PageStyle_5f_716_20_x_20_Sem_20_interaçã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718 x Sem interaçã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3" office:value-type="string" calcext:value-type="string">
            <text:p>VAR_All_agm-1983211558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8Mgr: [brickles, pong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lay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3" office:value-type="string" calcext:value-type="string">
            <text:p>VAR_All_agm-6168413134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17Ctrl: [save, rank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3" office:value-type="string" calcext:value-type="string">
            <text:p>VAR_All_agm-7845213531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3" office:value-type="string" calcext:value-type="string">
            <text:p>VAR_All_agm-9181131839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3" office:value-type="string" calcext:value-type="string">
            <text:p>VAR_All_agm-9184713578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3Mgr: [play, save]</text:p>
          </table:table-cell>
          <table:table-cell table:number-columns-repeated="1022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12 x Sem interação" table:style-name="ta2">
        <table:table-column table:style-name="co1" table:number-columns-repeated="1024" table:default-cell-style-name="Default"/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3" office:value-type="string" calcext:value-type="string">
            <text:p>VAR_All_agm-2139224476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8Mgr: [brickles, pong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lay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3Ctrl: [configuration]</text:p>
          </table:table-cell>
          <table:table-cell table:number-columns-repeated="1022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3" office:value-type="string" calcext:value-type="string">
            <text:p>VAR_All_agm-6168413134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17Ctrl: [save, rank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3" office:value-type="string" calcext:value-type="string">
            <text:p>VAR_All_agm-7845213531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3" office:value-type="string" calcext:value-type="string">
            <text:p>VAR_All_agm-9181131839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3" office:value-type="string" calcext:value-type="string">
            <text:p>VAR_All_agm-9184713578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3Mgr: [play, save]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92 x Sem interação" table:style-name="ta3">
        <table:table-column table:style-name="co1" table:number-columns-repeated="1024" table:default-cell-style-name="Default"/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3" office:value-type="string" calcext:value-type="string">
            <text:p>VAR_All_agm-4399228137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13Ctrl: [collision, brickles, po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3" office:value-type="string" calcext:value-type="string">
            <text:p>VAR_All_agm-6168413134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17Ctrl: [save, rank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3" office:value-type="string" calcext:value-type="string">
            <text:p>VAR_All_agm-7845213531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3" office:value-type="string" calcext:value-type="string">
            <text:p>VAR_All_agm-9181131839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3" office:value-type="string" calcext:value-type="string">
            <text:p>VAR_All_agm-9184713578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3Mgr: [play, save]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74 x Sem interação" table:style-name="ta4">
        <table:table-column table:style-name="co1" table:number-columns-repeated="1024" table:default-cell-style-name="Default"/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3" office:value-type="string" calcext:value-type="string">
            <text:p>VAR_All_agm-5399919845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13Ctrl: [collision, brickles, po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25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3" office:value-type="string" calcext:value-type="string">
            <text:p>VAR_All_agm-6168413134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17Ctrl: [save, rank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3" office:value-type="string" calcext:value-type="string">
            <text:p>VAR_All_agm-7845213531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3" office:value-type="string" calcext:value-type="string">
            <text:p>VAR_All_agm-9181131839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3" office:value-type="string" calcext:value-type="string">
            <text:p>VAR_All_agm-9184713578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3Mgr: [play, save]</text:p>
          </table:table-cell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93 x Sem interação" table:style-name="ta5">
        <table:table-column table:style-name="co1" table:number-columns-repeated="1024" table:default-cell-style-name="Default"/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3" office:value-type="string" calcext:value-type="string">
            <text:p>VAR_All_agm-6886372127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bowling, brickles, po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3" office:value-type="string" calcext:value-type="string">
            <text:p>VAR_All_agm-6168413134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17Ctrl: [save, rank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3" office:value-type="string" calcext:value-type="string">
            <text:p>VAR_All_agm-7845213531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3" office:value-type="string" calcext:value-type="string">
            <text:p>VAR_All_agm-9181131839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3" office:value-type="string" calcext:value-type="string">
            <text:p>VAR_All_agm-9184713578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3Mgr: [play, save]</text:p>
          </table:table-cell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47 x Sem interação" table:style-name="ta6">
        <table:table-column table:style-name="co1" table:number-columns-repeated="1024" table:default-cell-style-name="Default"/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3" office:value-type="string" calcext:value-type="string">
            <text:p>VAR_All_agm-7117618645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3" office:value-type="string" calcext:value-type="string">
            <text:p>VAR_All_agm-6168413134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17Ctrl: [save, rank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3" office:value-type="string" calcext:value-type="string">
            <text:p>VAR_All_agm-7845213531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3" office:value-type="string" calcext:value-type="string">
            <text:p>VAR_All_agm-9181131839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3" office:value-type="string" calcext:value-type="string">
            <text:p>VAR_All_agm-9184713578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3Mgr: [play, save]</text:p>
          </table:table-cell>
          <table:table-cell table:number-columns-repeated="1022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16 x Sem interação" table:style-name="ta7">
        <table:table-column table:style-name="co1" table:number-columns-repeated="1024" table:default-cell-style-name="Default"/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3" office:value-type="string" calcext:value-type="string">
            <text:p>VAR_All_agm-7125411918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41Ctrl: [collision, brickles, po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Ctrl: [collision, bowling, brickles, pong, play, logging, save, ranking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8Mgr: [brickles, pong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lay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3" office:value-type="string" calcext:value-type="string">
            <text:p>VAR_All_agm-6168413134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17Ctrl: [save, rank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3" office:value-type="string" calcext:value-type="string">
            <text:p>VAR_All_agm-7845213531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GameBoardCtrl: [collision, brickles, pong, bowling, 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3" office:value-type="string" calcext:value-type="string">
            <text:p>VAR_All_agm-9181131839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3" office:value-type="string" calcext:value-type="string">
            <text:p>VAR_All_agm-9184713578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GUI: [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GameBoardCtrl: [play, logging, ranking, save, movement]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 calcext:value-type="string">
            <text:p>Package46Ctrl: [collision, brickles, po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Mgr: [configuration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BoardMgr: [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Ctrl: [pong, brickles, bowling, configuration, play, logging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lay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GameGUI: [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InitializeMgr: [pong, brickles, bowling, play, sav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22Ctrl: [collision, bowling, brickles, pong, play, save, ranking, movement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AnimationLoopMgr: [play, pause]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Package53Mgr: [play, save]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718_20_x_20_Sem_20_interação" style:display-name="PageStyle_718 x Sem inter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12_20_x_20_Sem_20_interação" style:display-name="PageStyle_712 x Sem inter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92_20_x_20_Sem_20_interação" style:display-name="PageStyle_692 x Sem inter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74_20_x_20_Sem_20_interação" style:display-name="PageStyle_674 x Sem inter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93_20_x_20_Sem_20_interação" style:display-name="PageStyle_793 x Sem inter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47_20_x_20_Sem_20_interação" style:display-name="PageStyle_747 x Sem inter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16_20_x_20_Sem_20_interação" style:display-name="PageStyle_716 x Sem inte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443" meta:object-count="0"/>
    <meta:generator>LibreOfficeDev/6.0.5.2$Linux_X86_64 LibreOffice_project/</meta:generator>
  </office:meta>
</office:document-meta>
</file>